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b1c"/>
    </style:style>
    <style:style style:name="P2" style:family="paragraph" style:parent-style-name="Text_20_body">
      <style:text-properties officeooo:paragraph-rsid="001b64a7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background-color="#cccccc" loext:char-shading-value="0"/>
    </style:style>
    <style:style style:name="T2" style:family="text">
      <style:text-properties fo:background-color="#cccccc" loext:char-shading-value="0"/>
    </style:style>
    <style:style style:name="T3" style:family="text">
      <style:text-properties fo:background-color="#ffffff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fo:background-color="#eeeeee" loext:char-shading-value="0"/>
    </style:style>
    <style:style style:name="T7" style:family="text">
      <style:text-properties fo:background-color="#eeeeee" loext:char-shading-value="0"/>
    </style:style>
    <style:style style:name="T8" style:family="text">
      <style:text-properties officeooo:rsid="001b0b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You can undo <text:span text:style-name="Source_20_Text">git add</text:span> before commit with</text:p>
      <text:p text:style-name="P3"><text:span text:style-name="Source_20_Text"><text:span text:style-name="T5">git reset &lt;file&gt;</text:span></text:span></text:p>
      <text:p text:style-name="Text_20_body">which will remove it from the current index (the "about to be committed" list) without changing anything else.</text:p>
      <text:p text:style-name="Text_20_body">You can use</text:p>
      <text:p text:style-name="P3"><text:span text:style-name="Source_20_Text"><text:span text:style-name="T5">git reset</text:span></text:span></text:p>
      <text:p text:style-name="P1">without any file name to unstage all due changes.</text:p>
      <text:p text:style-name="P2"><text:span text:style-name="T8">=============================================</text:span></text:p>
      <text:p text:style-name="P2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05:35.024000000</meta:creation-date>
    <meta:generator>LibreOffice/5.2.6.2$Windows_X86_64 LibreOffice_project/a3100ed2409ebf1c212f5048fbe377c281438fdc</meta:generator>
    <dc:date>2017-05-17T11:06:56.057000000</dc:date>
    <meta:editing-duration>PT1M21S</meta:editing-duration>
    <meta:editing-cycles>2</meta:editing-cycles>
    <meta:document-statistic meta:table-count="0" meta:image-count="0" meta:object-count="0" meta:page-count="1" meta:paragraph-count="8" meta:word-count="44" meta:character-count="280" meta:non-whitespace-character-count="242"/>
  </office:meta>
</office:document-meta>
</file>